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2.69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198.34pt"/>
    </style:style>
    <style:style style:name="co6" style:family="table-column">
      <style:table-column-properties fo:break-before="auto" style:column-width="267.8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ari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57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Geograph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Earth</text:p>
          </table:table-cell>
          <table:table-cell office:value-type="string" calcext:value-type="string">
            <text:p>Geograph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rban</text:p>
          </table:table-cell>
          <table:table-cell office:value-type="string" calcext:value-type="string">
            <text:p>Urban Population (2010)</text:p>
          </table:table-cell>
          <table:table-cell office:value-type="string" calcext:value-type="string">
            <text:p>Percen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US Region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outh Region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US Distric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ttps://www2.census.gov/geo/pdfs/maps-data/maps/reference/us_regdiv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st_pop</text:p>
          </table:table-cell>
          <table:table-cell office:value-type="string" calcext:value-type="string">
            <text:p>Estimated Population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p_chng</text:p>
          </table:table-cell>
          <table:table-cell office:value-type="string" calcext:value-type="string">
            <text:p>Population percent change (2010-2018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0-2018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PST120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xpenditure</text:p>
          </table:table-cell>
          <table:table-cell office:value-type="string" calcext:value-type="string">
            <text:p>Health Care Expenditures per Capita (dollars) (2014)</text:p>
          </table:table-cell>
          <table:table-cell office:value-type="string" calcext:value-type="string">
            <text:p>Dollar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health-spending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remiums</text:p>
          </table:table-cell>
          <table:table-cell office:value-type="string" calcext:value-type="string">
            <text:p>Marketplace Average Benchmark Premiums (2017)</text:p>
          </table:table-cell>
          <table:table-cell office:value-type="string" calcext:value-type="string">
            <text:p>Dollar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health-reform/state-indicator/marketplace-average-benchmark-premium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C_employ</text:p>
          </table:table-cell>
          <table:table-cell office:value-type="string" calcext:value-type="string">
            <text:p>Health Care Employment of all Employment (May 2018)</text:p>
          </table:table-cell>
          <table:table-cell office:value-type="string" calcext:value-type="string">
            <text:p>Proporti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health-care-employment-as-total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urse_hrs</text:p>
          </table:table-cell>
          <table:table-cell office:value-type="string" calcext:value-type="string">
            <text:p>Licensed Nurse Hours per Resident in All Certified Nursing Facilitie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average-nurse-hours-per-resident-day-in-all-certified-nursing-facilities-2003-2014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urse_all_hrs</text:p>
          </table:table-cell>
          <table:table-cell office:value-type="string" calcext:value-type="string">
            <text:p>Total Nursing Staff Hours per Resident in All Certified Nursing Facilitie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other/state-indicator/average-nurse-hours-per-resident-day-in-all-certified-nursing-facilities-2003-2014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dicaid</text:p>
          </table:table-cell>
          <table:table-cell office:value-type="string" calcext:value-type="string">
            <text:p>People Covered by Medicaid/CHIP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kff.org/interactive/medicaid-state-fact-sheets/?utm_campaign=KFF-2018-September-Medicaid-Fact-Sheets-U.S.-Health-Care&amp;utm_source=hs_email&amp;utm_medium=email&amp;utm_content=2&amp;_hsenc=p2ANqtz--RUR2TquAdcoHJto8mO-9seFr0BgX1uA9OAzc3xEP5P_8rp39VMkh9XvCqfpH9gaudpub2Iz1ZSI4hGZ6ml33izwfwjg&amp;_hsmi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b_insurance</text:p>
          </table:table-cell>
          <table:table-cell office:value-type="string" calcext:value-type="string">
            <text:p>People With Public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rv_insurance</text:p>
          </table:table-cell>
          <table:table-cell office:value-type="string" calcext:value-type="string">
            <text:p>People With Private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o_insurance</text:p>
          </table:table-cell>
          <table:table-cell office:value-type="string" calcext:value-type="string">
            <text:p>People Without Insurance Coverage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sdi</text:p>
          </table:table-cell>
          <table:table-cell office:value-type="string" calcext:value-type="string">
            <text:p>Disabled Social Security Disability Insurance Beneficiaries, 18-64 (2018)</text:p>
          </table:table-cell>
          <table:table-cell table:style-name="ce3" office:value-type="string" calcext:value-type="string">
            <text:p>Propor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Kaiser Family Foundation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https://www.kff.org/medicare/state-indicator/total-disabled-social-security-disability-insurance-ssdi-beneficiaries-ages-18-64/?currentTimeframe=0&amp;sortModel=%7B%22colId%22:%22Location%22,%22sort%22:%22asc%22%7D</text:p>
          </table:table-cell>
          <table:table-cell table:style-name="ce3" table:number-columns-repeated="57"/>
        </table:table-row>
        <table:table-row table:style-name="ro1">
          <table:table-cell office:value-type="string" calcext:value-type="string">
            <text:p>physicians</text:p>
          </table:table-cell>
          <table:table-cell office:value-type="string" calcext:value-type="string">
            <text:p>Active Physicians per 100,000 (2016)</text:p>
          </table:table-cell>
          <table:table-cell office:value-type="string" calcext:value-type="string">
            <text:p>Rati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ssociation of American Medical Colleg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ttps://www.aamc.org/data-reports/workforce/data/2017-state-profil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tists</text:p>
          </table:table-cell>
          <table:table-cell office:value-type="string" calcext:value-type="string">
            <text:p>Dentists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caid_expand</text:p>
          </table:table-cell>
          <table:table-cell office:value-type="string" calcext:value-type="string">
            <text:p>Medicaid expansion state?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spital_beds</text:p>
          </table:table-cell>
          <table:table-cell office:value-type="string" calcext:value-type="string">
            <text:p>Hospital Beds</text:p>
          </table:table-cell>
          <table:table-cell table:number-columns-repeated="2"/>
          <table:table-cell office:value-type="string" calcext:value-type="string">
            <text:p>Centers for Disease Control</text:p>
          </table:table-cell>
          <table:table-cell office:value-type="string" calcext:value-type="string">
            <text:p>System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or_health</text:p>
          </table:table-cell>
          <table:table-cell office:value-type="string" calcext:value-type="string">
            <text:p>Adults Reporting Fair or Poor Health Status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reporting-fair-or-poor-health-statu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pers_doc</text:p>
          </table:table-cell>
          <table:table-cell office:value-type="string" calcext:value-type="string">
            <text:p>Adults Reporting Not Having a Personal Doctor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reporting-not-having-a-personal-doctor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doc</text:p>
          </table:table-cell>
          <table:table-cell office:value-type="string" calcext:value-type="string">
            <text:p>Adults Who Had Not Seen or Talked to a General Doctor in Past 12 Months (2014)</text:p>
          </table:table-cell>
          <table:table-cell office:value-type="string" calcext:value-type="string">
            <text:p>Propor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d-not-seen-or-talked-to-a-general-doctor-in-the-past-12-month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met_menthlth</text:p>
          </table:table-cell>
          <table:table-cell office:value-type="string" calcext:value-type="string">
            <text:p>Adults Reporting Unmet Need for Mental Health Treatment in Past Year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ults-reporting-unmet-need-for-mental-health-treatment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doc_cost</text:p>
          </table:table-cell>
          <table:table-cell office:value-type="string" calcext:value-type="string">
            <text:p>Adults Reporting Not Seeing a Doctor in the Past 12 Months Because of Cost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could-not-see-doctor-because-of-cost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_place</text:p>
          </table:table-cell>
          <table:table-cell office:value-type="string" calcext:value-type="string">
            <text:p>Adults Without a Usual Place of Medical Care (2014)</text:p>
          </table:table-cell>
          <table:table-cell office:value-type="string" calcext:value-type="string">
            <text:p>Propor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ithout-a-usual-place-of-medical-car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govt</text:p>
          </table:table-cell>
          <table:table-cell office:value-type="string" calcext:value-type="string">
            <text:p>Hospital Admissions per 1000 Population, State or Local Government (2017)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np</text:p>
          </table:table-cell>
          <table:table-cell office:value-type="string" calcext:value-type="string">
            <text:p>Hospital Admissions per 1000 Population, Non-Profit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fp</text:p>
          </table:table-cell>
          <table:table-cell office:value-type="string" calcext:value-type="string">
            <text:p>Hospital Admissions per 1000 Population, For-Profit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sp_total</text:p>
          </table:table-cell>
          <table:table-cell office:value-type="string" calcext:value-type="string">
            <text:p>Hospital Admissions per 1000 Population, Total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admissions-by-ownership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juries</text:p>
          </table:table-cell>
          <table:table-cell office:value-type="string" calcext:value-type="string">
            <text:p>Occupational Injuries and Illnesses, per 100 worker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IOS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n.cdc.gov/NIOSH-WHC/chart/bls-ii/injury?T=ZS&amp;V=R&amp;S=&amp;D=SINGLE&amp;Y=20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employ</text:p>
          </table:table-cell>
          <table:table-cell office:value-type="string" calcext:value-type="string">
            <text:p>Unemployment Rat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reau of Labor Statistic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bls.gov/lau/lastrk17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Female persons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SEX25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duc_HS</text:p>
          </table:table-cell>
          <table:table-cell office:value-type="string" calcext:value-type="string">
            <text:p>High school graduate or higher age 25+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EDU635217#EDU63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duc_BA</text:p>
          </table:table-cell>
          <table:table-cell office:value-type="string" calcext:value-type="string">
            <text:p>Bachelors degree or higher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EDU685217#EDU68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White alone, not Hispanic or Latino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8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Black alone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2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ative</text:p>
          </table:table-cell>
          <table:table-cell office:value-type="string" calcext:value-type="string">
            <text:p>American Indian and Alaska Native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3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sian</text:p>
          </table:table-cell>
          <table:table-cell office:value-type="string" calcext:value-type="string">
            <text:p>Asian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4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waiiPI</text:p>
          </table:table-cell>
          <table:table-cell office:value-type="string" calcext:value-type="string">
            <text:p>Native Hawaiian and Other Pacific Islander alone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5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spanic</text:p>
          </table:table-cell>
          <table:table-cell office:value-type="string" calcext:value-type="string">
            <text:p>Hispanic or Latino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RHI725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ability</text:p>
          </table:table-cell>
          <table:table-cell office:value-type="string" calcext:value-type="string">
            <text:p>With a disability under 65 (2013-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DIS010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nenglish</text:p>
          </table:table-cell>
          <table:table-cell office:value-type="string" calcext:value-type="string">
            <text:p>Language Other than English Spoken at Home, 5+ Years Old (2013-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3-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POP81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Foreign-born Persons (2013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3-2017</text:p>
          </table:table-cell>
          <table:table-cell/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Owner-occupied Housing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fact/table/US/HSG445217#HSG445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verty</text:p>
          </table:table-cell>
          <table:table-cell office:value-type="string" calcext:value-type="string">
            <text:p>Persons in Povert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sus Bureau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census.gov/quickfacts/geo/chart/US/IPE120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ini</text:p>
          </table:table-cell>
          <table:table-cell office:value-type="string" calcext:value-type="string">
            <text:p>Gini Coefficient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Socia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Employed Union Members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reau of Labor Statistic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https://www.bls.gov/news.release/union2.t05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nap</text:p>
          </table:table-cell>
          <table:table-cell office:value-type="string" calcext:value-type="string">
            <text:p>Households Receiving food stamps/SNAP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od_insecurity</text:p>
          </table:table-cell>
          <table:table-cell office:value-type="string" calcext:value-type="string">
            <text:p>Food Insecur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 Department of Agriculture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od_v_insecurity</text:p>
          </table:table-cell>
          <table:table-cell office:value-type="string" calcext:value-type="string">
            <text:p>Very Low Food Secur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 Department of Agriculture</text:p>
          </table:table-cell>
          <table:table-cell office:value-type="string" calcext:value-type="string">
            <text:p>Heal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Adults Who Visited the Dentist or Dental Clinic in Last Year (2016)</text:p>
          </table:table-cell>
          <table:table-cell office:value-type="string" calcext:value-type="string">
            <text:p>Propor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who-visited-the-dentistclinic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teeth</text:p>
          </table:table-cell>
          <table:table-cell office:value-type="string" calcext:value-type="string">
            <text:p>Adults 65+ Who Have Had All Natural Teeth Extracted (2016)</text:p>
          </table:table-cell>
          <table:table-cell office:value-type="string" calcext:value-type="string">
            <text:p>Proport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who-had-all-teeth-extracted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iods</text:p>
          </table:table-cell>
          <table:table-cell office:value-type="string" calcext:value-type="string">
            <text:p>Opiod Prescriptions per 100 persons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tional Institute on Drug Abu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drugabuse.gov/drugs-abuse/opioids/opioid-summaries-by-stat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rijuana</text:p>
          </table:table-cell>
          <table:table-cell office:value-type="string" calcext:value-type="string">
            <text:p>Marijuana Use Among 18+ in the Past Year (2016-2017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Substance Abuse and Mental Health Services Administr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samhsa.gov/data/sites/default/files/cbhsq-reports/NSDUHsaeChangeTabs2017/NSDUHsaeShortTermCHG2017.pdf</text:p>
          </table:table-cell>
          <table:table-cell office:value-type="string" calcext:value-type="string">
            <text:p>Table 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cripts_pharm</text:p>
          </table:table-cell>
          <table:table-cell office:value-type="string" calcext:value-type="string">
            <text:p>Retail Prescription Drugs Filled at Pharmacies per Capita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health-costs/state-indicator/retail-rx-drugs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ripts_mo</text:p>
          </table:table-cell>
          <table:table-cell office:value-type="string" calcext:value-type="string">
            <text:p>Mail Order Prescription Drugs per Capita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health-costs/state-indicator/number-of-mail-order-prescription-drugs-per-capita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ress_teens</text:p>
          </table:table-cell>
          <table:table-cell office:value-type="string" calcext:value-type="string">
            <text:p>Individuals Reporting a Major Depressive Episode in the Past Year (Ages 12-17)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individuals-reporting-a-major-depressive-episode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press_adults</text:p>
          </table:table-cell>
          <table:table-cell office:value-type="string" calcext:value-type="string">
            <text:p>Individuals Reporting a Major Depressive Episode in the Past Year (Ages 18+) (2016-2017)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individuals-reporting-a-major-depressive-episode-in-the-past-year/?dataView=1&amp;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sthma</text:p>
          </table:table-cell>
          <table:table-cell office:value-type="string" calcext:value-type="string">
            <text:p>Adults Currently with Asthma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cdc.gov/asthma/most_recent_data_state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string" calcext:value-type="string">
            <text:p>Adults Ever Told By Doctor They Have Hypertension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ve-ever-been-told-by-a-doctor-that-they-have-hypertension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_chol</text:p>
          </table:table-cell>
          <table:table-cell office:value-type="string" calcext:value-type="string">
            <text:p>Adults Ever Told By Doctor They Have High Cholesterol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other/state-indicator/percent-of-adults-who-have-ever-been-told-by-a-doctor-that-they-have-high-cholesterol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besity</text:p>
          </table:table-cell>
          <table:table-cell office:value-type="string" calcext:value-type="string">
            <text:p>Adult Obesity (2018)</text:p>
          </table:table-cell>
          <table:table-cell office:value-type="string" calcext:value-type="string">
            <text:p>Percen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nccd.cdc.gov/dnpao_dtm/rdPage.aspx?rdReport=DNPAO_DTM.ExploreByTopic&amp;islClass=OWS&amp;islTopic=OWS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mmogram</text:p>
          </table:table-cell>
          <table:table-cell office:value-type="string" calcext:value-type="string">
            <text:p>Mammogram for Women 40 and Older (2016)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kff.org/womens-health-policy/state-indicator/percent-of-women-age-40-and-older-who-report-having-had-a-mammogram-within-the-past-two-year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mr_vax</text:p>
          </table:table-cell>
          <table:table-cell office:value-type="string" calcext:value-type="string">
            <text:p>Estimated MMR Vaccination Coverage among Kindergarteners (2017-18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s://www.cdc.gov/mmwr/volumes/67/wr/mm6740a3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ax_exempt</text:p>
          </table:table-cell>
          <table:table-cell office:value-type="string" calcext:value-type="string">
            <text:p>Types of School Vaccine Exemption Laws</text:p>
          </table:table-cell>
          <table:table-cell table:number-columns-repeated="2"/>
          <table:table-cell office:value-type="string" calcext:value-type="string">
            <text:p>Johns Hopki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ttp://www.vaccinesafety.edu/cc-exem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bortion</text:p>
          </table:table-cell>
          <table:table-cell office:value-type="string" calcext:value-type="string">
            <text:p>Legal Abortions per 1000 Women Aged 15-44 (2015)</text:p>
          </table:table-cell>
          <table:table-cell office:value-type="string" calcext:value-type="string">
            <text:p>Rati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womens-health-policy/state-indicator/abortion-rat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nors_contraception</text:p>
          </table:table-cell>
          <table:table-cell office:value-type="string" calcext:value-type="string">
            <text:p>Explicitly Allows Minors to Consent to Contraceptive Services</text:p>
          </table:table-cell>
          <table:table-cell office:value-type="string" calcext:value-type="string">
            <text:p>Y/N</text:p>
          </table:table-cell>
          <table:table-cell/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womens-health-policy/state-indicator/minors-authority-to-consent-to-contraceptive-service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lamydia</text:p>
          </table:table-cell>
          <table:table-cell office:value-type="string" calcext:value-type="string">
            <text:p>Rates of Reported Chlamydia Cases,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3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onorrhea</text:p>
          </table:table-cell>
          <table:table-cell office:value-type="string" calcext:value-type="string">
            <text:p>Rates of Reported Gonorrhea Cases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16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yphilis</text:p>
          </table:table-cell>
          <table:table-cell office:value-type="string" calcext:value-type="string">
            <text:p>Rates of Reported Syphilis Cases per 100,000 (2018)</text:p>
          </table:table-cell>
          <table:table-cell office:value-type="string" calcext:value-type="string">
            <text:p>Rat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std/stats18/figures/37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v_diagnosed</text:p>
          </table:table-cell>
          <table:table-cell office:value-type="string" calcext:value-type="string">
            <text:p>Adults and Adolescents Living With an HIV Diagnosis, per 100,000 (2016)</text:p>
          </table:table-cell>
          <table:table-cell office:value-type="string" calcext:value-type="string">
            <text:p>Rati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hivaids/state-indicator/adults-and-adolescents-living-with-an-hiv-diagnosi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iv_fed</text:p>
          </table:table-cell>
          <table:table-cell office:value-type="string" calcext:value-type="string">
            <text:p>Federal HIV/AIDS Grant Funding per Person (2016)</text:p>
          </table:table-cell>
          <table:table-cell office:value-type="string" calcext:value-type="string">
            <text:p>Dollar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hivaids/state-indicator/federal-grant-funding-per-person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eastfeed</text:p>
          </table:table-cell>
          <table:table-cell office:value-type="string" calcext:value-type="string">
            <text:p>Infants Ever Breastfed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nccd.cdc.gov/dnpao_dtm/rdPage.aspx?rdReport=DNPAO_DTM.ExploreByTopic&amp;islClass=BF&amp;islTopic=BF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irths</text:p>
          </table:table-cell>
          <table:table-cell office:value-type="string" calcext:value-type="string">
            <text:p>Births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rtility_Rate</text:p>
          </table:table-cell>
          <table:table-cell office:value-type="string" calcext:value-type="string">
            <text:p>Fertility Rate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w_birthweight</text:p>
          </table:table-cell>
          <table:table-cell office:value-type="string" calcext:value-type="string">
            <text:p>Low Birthweight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cdc.gov/nchs/pressroom/sosmap/lbw_births/lb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en_births</text:p>
          </table:table-cell>
          <table:table-cell office:value-type="string" calcext:value-type="string">
            <text:p>Teen Birth Rate per 1,000 Population (Agest 15-19)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Sexual Reproduction</text:p>
          </table:table-cell>
          <table:table-cell office:value-type="string" calcext:value-type="string">
            <text:p>https://www.kff.org/other/state-indicator/teen-birth-rate-per-1000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Adults Who Smoke (2017)</text:p>
          </table:table-cell>
          <table:table-cell office:value-type="string" calcext:value-type="string">
            <text:p>Proporti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www.kff.org/other/state-indicator/smoking-adult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mokepreg</text:p>
          </table:table-cell>
          <table:table-cell office:value-type="string" calcext:value-type="string">
            <text:p>Maternal smoking during pregnancy (2016)</text:p>
          </table:table-cell>
          <table:table-cell office:value-type="string" calcext:value-type="string">
            <text:p>Perc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da</text:p>
          </table:table-cell>
          <table:table-cell office:value-type="string" calcext:value-type="string">
            <text:p>Soda Consumption, 9-12 graders, at least once dail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SD&amp;islTopic=SD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v_kids</text:p>
          </table:table-cell>
          <table:table-cell office:value-type="string" calcext:value-type="string">
            <text:p>TV Viewing, 9-12 graders, 3 or more hours each school da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TV&amp;islTopic=T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ggies</text:p>
          </table:table-cell>
          <table:table-cell office:value-type="string" calcext:value-type="string">
            <text:p>Adult Vegetable Consumption, &lt;1 daily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FV&amp;islTopic=F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Adult Fruit Consumption, &lt;1 daily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FV&amp;islTopic=FV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ikewalk</text:p>
          </table:table-cell>
          <table:table-cell office:value-type="string" calcext:value-type="string">
            <text:p>Daults who Biked or Walked to Work in the last week (2011-2015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2011-2015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Adults who Exercise 150 Minutes per week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o_activity</text:p>
          </table:table-cell>
          <table:table-cell office:value-type="string" calcext:value-type="string">
            <text:p>Adults with No Non-leisurely Physical Activity (2017)</text:p>
          </table:table-cell>
          <table:table-cell office:value-type="string" calcext:value-type="string">
            <text:p>Percen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nccd.cdc.gov/dnpao_dtm/rdPage.aspx?rdReport=DNPAO_DTM.ExploreByTopic&amp;islClass=PA&amp;islTopic=PA1&amp;go=G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_no_active</text:p>
          </table:table-cell>
          <table:table-cell office:value-type="string" calcext:value-type="string">
            <text:p>High School Students Not Meeting Recommended Physical Activity Level (2015)</text:p>
          </table:table-cell>
          <table:table-cell office:value-type="string" calcext:value-type="string">
            <text:p>Proporti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Behaviors</text:p>
          </table:table-cell>
          <table:table-cell office:value-type="string" calcext:value-type="string">
            <text:p>https://www.kff.org/other/state-indicator/physical-activity-in-high-schoolers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fe_exp</text:p>
          </table:table-cell>
          <table:table-cell office:value-type="string" calcext:value-type="string">
            <text:p>Life Expectancy at Birth (2010-2015)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2010-2015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kff.org/other/state-indicator/life-expectancy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Deaths (2017)</text:p>
          </table:table-cell>
          <table:table-cell office:value-type="string" calcext:value-type="string">
            <text:p>Ra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ath_Rate</text:p>
          </table:table-cell>
          <table:table-cell office:value-type="string" calcext:value-type="string">
            <text:p>Death Rate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fluenza</text:p>
          </table:table-cell>
          <table:table-cell office:value-type="string" calcext:value-type="string">
            <text:p>Influenza and Pneumonia Deaths, per 100,000 (2017)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iser Family Foundation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kff.org/other/state-indicator/influenza-and-pneumonia-death-rate/?currentTimeframe=0&amp;sortModel=%7B%22colId%22:%22Location%22,%22sort%22:%22asc%22%7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art_disease</text:p>
          </table:table-cell>
          <table:table-cell office:value-type="string" calcext:value-type="string">
            <text:p>Heart Disease Mortality, per 100,000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heart_disease_mortality/heart_diseas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Diabetes Mortality, per 100,000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diabetes_mortality/diabete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Cancer Mortality, per 100,000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cancer_mortality/cancer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micide</text:p>
          </table:table-cell>
          <table:table-cell office:value-type="string" calcext:value-type="string">
            <text:p>Homicide Mortality, per 100,000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homicide_mortality/homicid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Suicide Mortality, per 100,000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suicide-mortality/suicide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rug_overdose</text:p>
          </table:table-cell>
          <table:table-cell office:value-type="string" calcext:value-type="string">
            <text:p>Drug Overdose Mortality, per 100,000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drug_poisoning_mortality/drug_poisoning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nfant_mortality</text:p>
          </table:table-cell>
          <table:table-cell office:value-type="string" calcext:value-type="string">
            <text:p>Infant Mortality, per 1,000 live births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infant_mortality_rates/infant_mortalit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rearm_mortality</text:p>
          </table:table-cell>
          <table:table-cell office:value-type="string" calcext:value-type="string">
            <text:p>Firearm Mortality, per 100,000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firearm_mortality/firearm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cident_mortality</text:p>
          </table:table-cell>
          <table:table-cell office:value-type="string" calcext:value-type="string">
            <text:p>Accident Mortality, per 100,000</text:p>
          </table:table-cell>
          <table:table-cell office:value-type="string" calcext:value-type="string">
            <text:p>Rati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enters for Disease Contro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https://www.cdc.gov/nchs/pressroom/sosmap/accident_mortality/accident.htm</text:p>
          </table:table-cell>
          <table:table-cell table:number-columns-repeated="57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1" loext:min-decimal-places="1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7:10:20.9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4T15:38:23.483000000</meta:creation-date>
    <dc:date>2019-12-15T17:10:34.064000000</dc:date>
    <meta:editing-duration>PT7H54M55S</meta:editing-duration>
    <meta:editing-cycles>52</meta:editing-cycles>
    <meta:generator>LibreOffice/6.3.1.2$Windows_X86_64 LibreOffice_project/b79626edf0065ac373bd1df5c28bd630b4424273</meta:generator>
    <meta:document-statistic meta:table-count="1" meta:cell-count="688" meta:object-count="0"/>
  </office:meta>
</office:document-meta>
</file>